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c1c1c" draw:fill-color="#b4c7dc" draw:textarea-horizontal-align="justify" draw:textarea-vertical-align="middle" draw:auto-grow-height="false" fo:min-height="2.387cm" fo:min-width="3.534cm"/>
      <style:paragraph-properties style:writing-mode="lr-tb"/>
    </style:style>
    <style:style style:name="gr2" style:family="graphic" style:parent-style-name="standard">
      <style:graphic-properties svg:stroke-color="#1c1c1c" draw:fill-color="#b4c7dc" draw:textarea-horizontal-align="justify" draw:textarea-vertical-align="middle" draw:auto-grow-height="false" fo:min-height="2.387cm" fo:min-width="3.661cm"/>
      <style:paragraph-properties style:writing-mode="lr-tb"/>
    </style:style>
    <style:style style:name="gr3" style:family="graphic" style:parent-style-name="standard">
      <style:graphic-properties svg:stroke-color="#1c1c1c" draw:fill-color="#b4c7dc" draw:textarea-horizontal-align="justify" draw:textarea-vertical-align="middle" draw:auto-grow-height="false" fo:min-height="2.387cm" fo:min-width="3.788cm"/>
      <style:paragraph-properties style:writing-mode="lr-tb"/>
    </style:style>
    <style:style style:name="gr4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b4c7dc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318cm" svg:height="2.921cm" svg:x="1.635cm" svg:y="2.397cm">
          <text:p text:style-name="P1"><text:span text:style-name="T1">Window and </text:span></text:p>
          <text:p text:style-name="P1"><text:span text:style-name="T1">Pre-Process</text:span></text:p>
          <text:p text:style-name="P1"><text:span text:style-name="T1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45cm" svg:height="2.921cm" svg:x="7.604cm" svg:y="2.397cm">
          <text:p text:style-name="P1"><text:span text:style-name="T1">Learn</text:span></text:p>
          <text:p text:style-name="P1"><text:span text:style-name="T1">Features</text:span></text:p>
          <text:p text:style-name="P1"><text:span text:style-name="T1">With 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572cm" svg:height="2.921cm" svg:x="13.954cm" svg:y="4.302cm">
          <text:p text:style-name="P1"><text:span text:style-name="T1">Clean</text:span></text:p>
          <text:p text:style-name="P1"><text:span text:style-name="T1">Labels with</text:span></text:p>
          <text:p text:style-name="P1"><text:span text:style-name="T1">Rising 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572cm" svg:height="2.921cm" svg:x="7.604cm" svg:y="6.715cm">
          <text:p text:style-name="P1"><text:span text:style-name="T1">Train Classifier</text:span></text:p>
          <text:p text:style-name="P1"><text:span text:style-name="T1">with Features</text:span></text:p>
          <text:p text:style-name="P1"><text:span text:style-name="T1">+ Clean Label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572cm" svg:height="2.921cm" svg:x="1.508cm" svg:y="6.715cm">
          <text:p text:style-name="P1"><text:span text:style-name="T1">Test Classifier</text:span></text:p>
          <text:p text:style-name="P1"><text:span text:style-name="T1">Against</text:span></text:p>
          <text:p text:style-name="P1"><text:span text:style-name="T1">Ground Tru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6.08cm" svg:y1="3.794cm" svg:x2="7.477cm" svg:y2="3.794cm">
          <text:p/>
        </draw:line>
        <draw:line draw:style-name="gr4" draw:text-style-name="P3" draw:layer="layout" svg:x1="12.303cm" svg:y1="3.794cm" svg:x2="13.827cm" svg:y2="4.683cm">
          <text:p/>
        </draw:line>
        <draw:line draw:style-name="gr4" draw:text-style-name="P3" draw:layer="layout" svg:x1="13.827cm" svg:y1="6.969cm" svg:x2="12.303cm" svg:y2="7.858cm">
          <text:p/>
        </draw:line>
        <draw:line draw:style-name="gr4" draw:text-style-name="P3" draw:layer="layout" svg:x1="7.477cm" svg:y1="8.112cm" svg:x2="6.08cm" svg:y2="8.11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9T20:09:36.723057342</meta:creation-date>
    <dc:date>2023-01-09T20:19:12.832876360</dc:date>
    <meta:editing-duration>PT9M36S</meta:editing-duration>
    <meta:editing-cycles>2</meta:editing-cycles>
    <meta:generator>LibreOffice/6.4.7.2$Linux_X86_64 LibreOffice_project/40$Build-2</meta:generator>
    <meta:document-statistic meta:object-count="9"/>
  </office:meta>
</office:document-meta>
</file>